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3"/>
    <style:style style:name="P81" style:family="paragraph" style:parent-style-name="Standard" style:list-style-name="L72">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6.2</text:p>
      <text:list xml:id="list1011142051986215977" text:style-name="L73">
        <text:list-item>
          <text:p text:style-name="P80">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2175742218164431277" text:style-name="L1">
        <text:list-item>
          <text:p text:style-name="P9">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6045935634745341418" text:style-name="L2">
        <text:list-item>
          <text:p text:style-name="P10"><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0"><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text:soft-pag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528400423104082919" text:style-name="L3">
        <text:list-item>
          <text:p text:style-name="P11">fixed another bug in penumbral curve fit and removed diagnostic printouts.<text:line-break/></text:p>
        </text:list-item>
      </text:list>
      <text:p text:style-name="Standard">version 3.5.8</text:p>
      <text:list xml:id="list432550526092206151" text:style-name="L4">
        <text:list-item>
          <text:p text:style-name="P12">fixed a number of bugs in the penumbral curve fit code<text:line-break/></text:p>
        </text:list-item>
      </text:list>
      <text:p text:style-name="Standard">version 3.5.7</text:p>
      <text:list xml:id="list8330721059212677572" text:style-name="L5">
        <text:list-item>
          <text:p text:style-name="P13">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4339115239454119227" text:style-name="L6">
        <text:list-item>
          <text:p text:style-name="P14">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313084999125528276" text:style-name="L7">
        <text:list-item>
          <text:p text:style-name="P15">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7049128700247663811" text:style-name="L8">
        <text:list-item>
          <text:p text:style-name="P16">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68520818338274732" text:style-name="L9">
        <text:list-item>
          <text:p text:style-name="P17">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154497833376042067" text:style-name="L10">
        <text:list-item>
          <text:p text:style-name="P18">Changed the 'smooth reference star procedure' to no longer display the points at the left and right ends; such points are actually extrapolated points with all the <text:soft-page-break/>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896953800944786078" text:style-name="L11">
        <text:list-item>
          <text:p text:style-name="P19">Added additional references to the North American Excel Spreadsheet report in the new section of the final report that bangs on about the start-of-exposure timing convention.<text:line-break/></text:p>
        </text:list-item>
      </text:list>
      <text:p text:style-name="Standard">version 3.5.0</text:p>
      <text:list xml:id="list3574662401202636049" text:style-name="L12">
        <text:list-item>
          <text:p text:style-name="P20">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0">NEW: when 'trims' have been placed, a 'write csv' process will honor those values and produce a 'trimmed' output file.<text:line-break/></text:p>
        </text:list-item>
        <text:list-item>
          <text:p text:style-name="P20">NEW: when a light curve has been 'normalized', the changed values are written to the data table where, once again, a 'write csv' process will capture the results.<text:line-break/></text:p>
        </text:list-item>
        <text:list-item>
          <text:p text:style-name="P20">Added additional reminders that the start-of-exposure timestamp/timing convention is employed.</text:p>
        </text:list-item>
      </text:list>
      <text:p text:style-name="Standard"/>
      <text:p text:style-name="Standard">version 3.4.9</text:p>
      <text:list xml:id="list7320521982530482590" text:style-name="L13">
        <text:list-item>
          <text:p text:style-name="P21">Added some explanatory language to the “Excel report” section regarding the proper interpretation of the 'false positive probability' number.<text:line-break/></text:p>
        </text:list-item>
      </text:list>
      <text:p text:style-name="Standard">version 3.4.8</text:p>
      <text:list xml:id="list4802905684950044532" text:style-name="L14">
        <text:list-item>
          <text:p text:style-name="P22">This version deals more realistically with high magDrop lightcurves by defining a 'limiting magDrop' as: <text:line-break/><text:line-break/><text:tab/>limMagDrop = 2.5 * log10( B / std(A) ) <text:line-break/><text:line-break/><text:tab/>std(A) is the noise level of A.</text:p>
          <text:p text:style-name="P22"><text:s text:c="10"/>B = average baseline intensity<text:line-break/> <text:s text:c="9"/>A = average event intensity<text:line-break/><text:soft-pag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35187783169771990" text:style-name="L15">
        <text:list-item>
          <text:p text:style-name="P23">Automatically loads the correct version of Adv2<text:line-break/></text:p>
        </text:list-item>
      </text:list>
      <text:p text:style-name="Standard">version 3.4.6</text:p>
      <text:list xml:id="list5569110701395388766" text:style-name="L16">
        <text:list-item>
          <text:p text:style-name="P24">Adds AAV Version 2 file as a type that can be read (important when Do OCR check is enabled)</text:p>
        </text:list-item>
      </text:list>
      <text:p text:style-name="Standard"/>
      <text:p text:style-name="Standard">version 3.4.5</text:p>
      <text:list xml:id="list4518908921629267112" text:style-name="L17">
        <text:list-item>
          <text:p text:style-name="P25">Fixes block integration which was failing when more than 4 lightcurves were being processed.<text:line-break/></text:p>
        </text:list-item>
        <text:list-item>
          <text:p text:style-name="P25">Made use diff and Do OCR checkboxes sticky.<text:line-break/></text:p>
        </text:list-item>
      </text:list>
      <text:p text:style-name="Standard">version 3.4.4</text:p>
      <text:list xml:id="list8391783887441615507" text:style-name="L18">
        <text:list-item>
          <text:p text:style-name="P2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621577364246741601" text:style-name="L19">
        <text:list-item>
          <text:p text:style-name="P27">Fixed bug that required an entry in dist(AU) and speed(km/sec) edit boxes for a solution to be found (the empty entries were causing an uncaught exception).<text:line-break/><text:soft-pag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94895213800756010" text:style-name="L20">
        <text:list-item>
          <text:p text:style-name="P2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227144136049945313" text:style-name="L21">
        <text:list-item>
          <text:p text:style-name="P2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9">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9">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68908724949158143" text:style-name="L22">
        <text:list-item>
          <text:p text:style-name="P30">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373672364056671844" text:style-name="L23">
        <text:list-item>
          <text:p text:style-name="P31">Automatically installs cv2 if not already present. <text:s/>This package is needed for the new frame view feature.<text:line-break/><text:soft-page-break/></text:p>
        </text:list-item>
      </text:list>
      <text:p text:style-name="Standard">version 3.3.8</text:p>
      <text:list xml:id="list4593407345376583873" text:style-name="L24">
        <text:list-item>
          <text:p text:style-name="P32">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745763308778819" text:style-name="L25">
        <text:list-item>
          <text:p text:style-name="P33">A new button (View frame) with an associated spinner for entry of a frame number has been added:</text:p>
          <text:p text:style-name="P33"/>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5233541627072044565" text:style-name="L26">
        <text:list-item>
          <text:p text:style-name="P34">Changed usage of max([a, b ,c]) to max(a, b, c) to see if this allows the Numba JIT compiler to work for one user that found version 3.3.4 failed to load/compile.<text:line-break/><text:line-break/><text:soft-page-break/>This should have no effect on users that already have version 3.3.4 working.<text:line-break/></text:p>
        </text:list-item>
      </text:list>
      <text:p text:style-name="Standard">version 3.3.4:</text:p>
      <text:list xml:id="list3096667758200065669" text:style-name="L27">
        <text:list-item>
          <text:p text:style-name="P35">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9179256387797857183" text:style-name="L28">
        <text:list-item>
          <text:p text:style-name="P36">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175873583471044679" text:style-name="L29">
        <text:list-item>
          <text:p text:style-name="P37">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1746135427449772470" text:style-name="L30">
        <text:list-item>
          <text:p text:style-name="P38">Changed main plot so that the scroll wheel only zooms the x axis.</text:p>
        </text:list-item>
        <text:list-item>
          <text:p text:style-name="P38">Changed lightcurve plot so that it conforms properly to 'start-of-exposure'.<text:line-break/></text:p>
        </text:list-item>
      </text:list>
      <text:p text:style-name="Standard">version 3.2.8</text:p>
      <text:list xml:id="list449945954894699699" text:style-name="L31">
        <text:list-item>
          <text:p text:style-name="P39">Changed font size in help files --- it was fine for Mac but too big for Win10<text:line-break/></text:p>
        </text:list-item>
      </text:list>
      <text:p text:style-name="Standard">version 3.2.7</text:p>
      <text:list xml:id="list3296033932539604965" text:style-name="L32">
        <text:list-item>
          <text:p text:style-name="P40">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809193691556547902" text:style-name="L33">
        <text:list-item>
          <text:p text:style-name="P41">This is a 'cosmetic' release --- there should be NO detectable differences from version 3.2.5 in terms of functionality.</text:p>
        </text:list-item>
        <text:list-item>
          <text:p text:style-name="P41">All python files were brought into compliance with PEP 8 coding standards. <text:s/>Only I care about that.</text:p>
        </text:list-item>
        <text:list-item>
          <text:p text:style-name="P41">More significantly, I removed the dependency on C code by using Numba as a code accelerator instead of Cython. <text:s/>As a result, I no longer need to compile separate code versions for Mac, Windows, and Linux. <text:s/>That makes my life <text:soft-page-break/>easier, but you should experience no operational changes.</text:p>
        </text:list-item>
        <text:list-item>
          <text:p text:style-name="P41">All this 'cosmetic' work is in preparation for working on PyOTE issues again.<text:line-break/> </text:p>
        </text:list-item>
      </text:list>
      <text:p text:style-name="Standard">version 3.2.5</text:p>
      <text:list xml:id="list7589544570259590376" text:style-name="L34">
        <text:list-item>
          <text:p text:style-name="P42">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258678406147652142" text:style-name="L35">
        <text:list-item>
          <text:p text:style-name="P43">Modified the test for newer version to accommodate the different strings returned by pip 18.1 and pip 19.0+</text:p>
        </text:list-item>
        <text:list-item>
          <text:p text:style-name="P43">Added ability to invoke PyOTE from PyMovie with an externally supplied csv file that is automatically opened.<text:line-break/></text:p>
        </text:list-item>
      </text:list>
      <text:p text:style-name="Standard">version 3.2.3</text:p>
      <text:list xml:id="list4465119672185942392" text:style-name="L36">
        <text:list-item>
          <text:p text:style-name="P44">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44">Added support for the PyMovie csv format<text:line-break/></text:p>
        </text:list-item>
      </text:list>
      <text:p text:style-name="Standard">version 3.2.1</text:p>
      <text:list xml:id="list2225068990361527105" text:style-name="L37">
        <text:list-item>
          <text:p text:style-name="P4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320374990590204621" text:style-name="L38">
        <text:list-item>
          <text:p text:style-name="P46">Changed GUI to better align text on min max edit boxes to avoid confusion.<text:line-break/></text:p>
        </text:list-item>
      </text:list>
      <text:p text:style-name="Standard">version 3.1.9</text:p>
      <text:list xml:id="list4453775667882411489" text:style-name="L39">
        <text:list-item>
          <text:p text:style-name="P47">Fixed a bug in the test for a min/max solution search being constrained by a too large min value.<text:line-break/></text:p>
        </text:list-item>
      </text:list>
      <text:p text:style-name="Standard">version 3.1.8</text:p>
      <text:list xml:id="list205672739146142540" text:style-name="L40">
        <text:list-item>
          <text:p text:style-name="P48">version 3.1.7 was released without an updated version history. <text:s/>Here is what was changed in 3.1.7:<text:line-break/><text:soft-page-break/></text:p>
        </text:list-item>
        <text:list-item>
          <text:p text:style-name="P48">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506151106727837628" text:style-name="L41">
        <text:list-item>
          <text:p text:style-name="P49">Values entered in the Manual Timestamp Entry dialog box are now 'sticky', thus making corrections easy to do without requiring re-entry of all data. </text:p>
          <text:p text:style-name="P49"><text:line-break/>Also trapped is the case where a user has entered a custom frame time but failed to click the radio button indicating that it is to be used.<text:line-break/></text:p>
        </text:list-item>
      </text:list>
      <text:p text:style-name="Standard">version 3.1.5:</text:p>
      <text:list xml:id="list252244093649037735" text:style-name="L42">
        <text:list-item>
          <text:p text:style-name="P50">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9022080147865137633" text:style-name="L43">
        <text:list-item>
          <text:p text:style-name="P51">Fixed error in new dropped reading detection logic when light curve was processed in field mode.<text:line-break/></text:p>
        </text:list-item>
        <text:list-item>
          <text:p text:style-name="P51">Cleaned up some language in tooltips.<text:line-break/></text:p>
        </text:list-item>
      </text:list>
      <text:p text:style-name="Standard">version 3.1.3:</text:p>
      <text:list xml:id="list224689887679612452" text:style-name="L44">
        <text:list-item>
          <text:p text:style-name="P52">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52">Eliminated the 'entry num' column in the data matrix at the lower left of the GUI. The 'entry num' is unused and a possible source of confusion with the frame or field number for the unwary.<text:line-break/></text:p>
        </text:list-item>
        <text:list-item>
          <text:p text:style-name="P52">Added <text:span text:style-name="T10">all</text:span> the light curves read from the input file to the data matrix display. <text:s/><text:soft-page-break/>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517162771699499033" text:style-name="L45">
        <text:list-item>
          <text:p text:style-name="P53">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5618876943879509699" text:style-name="L46">
        <text:list-item>
          <text:p text:style-name="P54">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54">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54">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7332515001565609431" text:style-name="L47">
        <text:list-item>
          <text:p text:style-name="P55">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747215450446423904" text:style-name="L48">
        <text:list-item>
          <text:p text:style-name="P56">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soft-page-break/></text:p>
        </text:list-item>
      </text:list>
      <text:p text:style-name="Standard">version 3.0.1:</text:p>
      <text:list xml:id="list5222296636403698435" text:style-name="L49">
        <text:list-item>
          <text:p text:style-name="P57">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093205040377980517" text:style-name="L50">
        <text:list-item>
          <text:p text:style-name="P58">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581586258157913054" text:style-name="L51">
        <text:list-item>
          <text:p text:style-name="P59">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84525558590857266" text:style-name="L52">
        <text:list-item>
          <text:p text:style-name="P60">Disable the Accept integration button when user overrides an automatic block analysis with a manual block selection followed by a click on the Block integrate button.<text:line-break/></text:p>
        </text:list-item>
      </text:list>
      <text:p text:style-name="Standard">version 2.1.4:</text:p>
      <text:list xml:id="list7228424827776098556" text:style-name="L53">
        <text:list-item>
          <text:p text:style-name="P61">Corrected a bug that kept manual selection of block integration from being performed after a refusal to accept the automatic block analysis results.<text:line-break/></text:p>
        </text:list-item>
      </text:list>
      <text:p text:style-name="Standard">version 2.1.3:</text:p>
      <text:list xml:id="list866810781594017567" text:style-name="L54">
        <text:list-item>
          <text:p text:style-name="P62">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697236508222222515" text:style-name="L55">
        <text:list-item>
          <text:p text:style-name="P63">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84718928239285840" text:style-name="L56">
        <text:list-item>
          <text:p text:style-name="P64">Added progress bar tracking of block integration analysis because it can take an extended amount of time to complete the analysis when the light curve has many points.<text:line-break/></text:p>
        </text:list-item>
      </text:list>
      <text:p text:style-name="Standard">version 2.1.0</text:p>
      <text:list xml:id="list4275274994390240155" text:style-name="L57">
        <text:list-item>
          <text:p text:style-name="P65">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text:soft-page-break/>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269353780771670303" text:style-name="L58">
        <text:list-item>
          <text:p text:style-name="P66">Made the selection of Tooltip display 'sticky'</text:p>
        </text:list-item>
        <text:list-item>
          <text:p text:style-name="P66">Duration calculation when D and R span midnight now handled correctly</text:p>
        </text:list-item>
      </text:list>
      <text:p text:style-name="Standard"/>
      <text:p text:style-name="Standard">version 2.0.8</text:p>
      <text:list xml:id="list2889938009431571530" text:style-name="L59">
        <text:list-item>
          <text:p text:style-name="P67">toolTips changed to invoke and display in a custom dialog box that can be moved and resized to better accommodate legacy displays</text:p>
        </text:list-item>
        <text:list-item>
          <text:p text:style-name="P67">Calc flash timing calculation fixed to properly deal with the non-integer frame numbers that can result from field processed csv files</text:p>
        </text:list-item>
        <text:list-item>
          <text:p text:style-name="P67">Flash timing has been verified to work with integrated light curves</text:p>
        </text:list-item>
        <text:list-item>
          <text:p text:style-name="P67">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6676365301184006409" text:style-name="L60">
        <text:list-item>
          <text:p text:style-name="P68">Adds a button to calculate the edge position of an LED timing flash.</text:p>
        </text:list-item>
        <text:list-item>
          <text:p text:style-name="P68">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8">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8">Adds a checkbox to force manual entry of timestamp info. <text:s/>This is useful when OCR on a VTI timed light curve has catastrophic errors. <text:s/>It is always employed when using LED flash timing.</text:p>
        </text:list-item>
      </text:list>
      <text:list xml:id="list5013462673010621495" text:style-name="L61">
        <text:list-item>
          <text:p text:style-name="P69">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503020175254827415" text:style-name="L62">
        <text:list-item>
          <text:p text:style-name="P70">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557378187011170359" text:style-name="L63">
        <text:list-item>
          <text:p text:style-name="P71">files generated by pyote now contain PYOTE in the filename.<text:line-break/></text:p>
        </text:list-item>
        <text:list-item>
          <text:p text:style-name="P71">Timestamps can be corrupted to the point that a timeDelta of 0.0 can result. <text:s/><text:soft-page-break/>This version traps that event and reports it clearly --- 2.0.4 failed silently with a divide by zero exception<text:line-break/></text:p>
        </text:list-item>
      </text:list>
      <text:p text:style-name="Standard">version 2.0.4</text:p>
      <text:list xml:id="list7722962856712665382" text:style-name="L64">
        <text:list-item>
          <text:p text:style-name="P72">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217529505454255948" text:style-name="L65">
        <text:list-item>
          <text:p text:style-name="P73">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398531501994032383" text:style-name="L66">
        <text:list-item>
          <text:p text:style-name="P74">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490097494376156193" text:style-name="L67">
        <text:list-item>
          <text:p text:style-name="P75">improved handling of D and R region selection so that one cannot enter an invalid configuration --- automatic corrections/changes are applied.<text:line-break/></text:p>
        </text:list-item>
        <text:list-item>
          <text:p text:style-name="P7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75">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595918817358386359" text:style-name="L68">
        <text:list-item>
          <text:p text:style-name="P76">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95364109682885380" text:style-name="L69">
        <text:list-item>
          <text:p text:style-name="P77">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77">adds bold blue text in the 'Excel' <text:s/>portion of the final report to indicate whether or <text:soft-page-break/>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565077714831482147" text:style-name="L70">
        <text:list-item>
          <text:p text:style-name="P78">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586103886488385865" text:style-name="L71">
        <text:list-item>
          <text:p text:style-name="P79"><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79">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7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79">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157776771770841735" text:style-name="L72">
        <text:list-item>
          <text:p text:style-name="P81">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0-19T16:27:27</dc:date>
    <meta:editing-cycles>107</meta:editing-cycles>
    <meta:editing-duration>PT22H10M35S</meta:editing-duration>
    <meta:document-statistic meta:table-count="0" meta:image-count="3" meta:object-count="0" meta:page-count="16" meta:paragraph-count="204" meta:word-count="6074" meta:character-count="35429"/>
    <meta:template xlink:type="simple" xlink:actuate="onRequest" xlink:title="" xlink:href="Normal"/>
  </office:meta>
</office:document-meta>
</file>